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paragraph-rsid="0015e23d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548e0" officeooo:paragraph-rsid="001e97f6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327a1" officeooo:paragraph-rsid="00167b7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21b0ef"/>
    </style:style>
    <style:style style:name="P6" style:family="paragraph" style:parent-style-name="Standard">
      <style:paragraph-properties fo:text-align="justify" style:justify-single-word="false"/>
      <style:text-properties officeooo:rsid="00092d2f" officeooo:paragraph-rsid="0021b0ef"/>
    </style:style>
    <style:style style:name="P7" style:family="paragraph" style:parent-style-name="Standard">
      <style:paragraph-properties fo:text-align="justify" style:justify-single-word="false"/>
      <style:text-properties fo:color="#ff0000" loext:opacity="100%" fo:font-weight="normal" officeooo:rsid="001548e0" officeooo:paragraph-rsid="0023747d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ff0000" loext:opacity="100%" fo:font-weight="normal" officeooo:rsid="001548e0" officeooo:paragraph-rsid="0023747d" fo:background-color="#ffff00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ff0000" loext:opacity="100%" fo:font-weight="bold" officeooo:rsid="00293c45" officeooo:paragraph-rsid="0029790d" fo:background-color="#ffff0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2a6099" loext:opacity="100%" fo:font-weight="bold" officeooo:rsid="001548e0" officeooo:paragraph-rsid="0023747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2a6099" loext:opacity="100%" fo:font-weight="bold" officeooo:rsid="0024d4af" officeooo:paragraph-rsid="0024d4a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fo:font-weight="normal" officeooo:rsid="00092d2f" officeooo:paragraph-rsid="0023747d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fo:font-weight="normal" officeooo:rsid="00293c45" officeooo:paragraph-rsid="0029790d" fo:background-color="transparent" style:font-weight-asian="normal" style:font-weight-complex="normal"/>
    </style:style>
    <style:style style:name="P14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5e23d"/>
    </style:style>
    <style:style style:name="P15" style:family="paragraph" style:parent-style-name="Standard" style:list-style-name="WWNum1">
      <style:paragraph-properties fo:text-align="justify" style:justify-single-word="false" style:writing-mode="lr-tb"/>
      <style:text-properties officeooo:paragraph-rsid="0015e23d"/>
    </style:style>
    <style:style style:name="P16" style:family="paragraph" style:parent-style-name="Standard" style:list-style-name="WWNum1">
      <style:paragraph-properties fo:text-align="start" style:justify-single-word="false" style:writing-mode="lr-tb"/>
      <style:text-properties officeooo:paragraph-rsid="0015e23d"/>
    </style:style>
    <style:style style:name="P17" style:family="paragraph" style:parent-style-name="Standard" style:list-style-name="WWNum1">
      <style:paragraph-properties fo:text-align="start" style:justify-single-word="false" style:writing-mode="lr-tb"/>
      <style:text-properties officeooo:paragraph-rsid="0023630b"/>
    </style:style>
    <style:style style:name="P18" style:family="paragraph" style:parent-style-name="Standard" style:list-style-name="WWNum1">
      <style:paragraph-properties fo:text-align="start" style:justify-single-word="false" style:writing-mode="lr-tb"/>
      <style:text-properties officeooo:paragraph-rsid="002169c4"/>
    </style:style>
    <style:style style:name="P19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2169c4" style:font-weight-asian="bold" style:font-weight-complex="bold"/>
    </style:style>
    <style:style style:name="P20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327a1" officeooo:paragraph-rsid="002169c4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ff0000" loext:opacity="100%" fo:font-weight="bold" officeooo:rsid="00293c45" officeooo:paragraph-rsid="0024d4af" fo:background-color="#ffff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747d" style:font-weight-asian="bold" style:font-weight-complex="bold"/>
    </style:style>
    <style:style style:name="T3" style:family="text">
      <style:text-properties fo:font-weight="bold" officeooo:rsid="0024d4af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5e23d" fo:background-color="#ffff00" loext:char-shading-value="0"/>
    </style:style>
    <style:style style:name="T8" style:family="text">
      <style:text-properties officeooo:rsid="002455e9" fo:background-color="#ffff00" loext:char-shading-value="0"/>
    </style:style>
    <style:style style:name="T9" style:family="text">
      <style:text-properties officeooo:rsid="0023630b" fo:background-color="#ffff00" loext:char-shading-value="0"/>
    </style:style>
    <style:style style:name="T10" style:family="text">
      <style:text-properties officeooo:rsid="0024d4af" fo:background-color="#ffff00" loext:char-shading-value="0"/>
    </style:style>
    <style:style style:name="T11" style:family="text">
      <style:text-properties officeooo:rsid="002169c4"/>
    </style:style>
    <style:style style:name="T12" style:family="text">
      <style:text-properties officeooo:rsid="0015e23d"/>
    </style:style>
    <style:style style:name="T13" style:family="text">
      <style:text-properties officeooo:rsid="0023630b"/>
    </style:style>
    <style:style style:name="T14" style:family="text">
      <style:text-properties officeooo:rsid="0024d4af"/>
    </style:style>
    <style:style style:name="T15" style:family="text">
      <style:text-properties officeooo:rsid="0026a96e"/>
    </style:style>
    <style:style style:name="T16" style:family="text">
      <style:text-properties officeooo:rsid="002896a9"/>
    </style:style>
    <style:style style:name="T17" style:family="text">
      <style:text-properties officeooo:rsid="0029790d"/>
    </style:style>
    <style:style style:name="T18" style:family="text">
      <style:text-properties officeooo:rsid="002a3ef6"/>
    </style:style>
    <style:style style:name="T19" style:family="text">
      <style:text-properties officeooo:rsid="002ae1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HINA</text:p>
      <text:p text:style-name="P4"/>
      <text:p text:style-name="P3"><text:s/><text:span text:style-name="T14">Zhou</text:span><text:span text:style-name="T11"> </text:span>et al., <text:span text:style-name="T13">201</text:span><text:span text:style-name="T14">6</text:span>. PRJEB12669<text:span text:style-name="T1">:</text:span></text:p>
      <text:p text:style-name="P1"/>
      <text:list xml:id="list3833788172" text:style-name="WWNum1">
        <text:list-item>
          <text:p text:style-name="P14"><text:span text:style-name="T4">Reference</text:span>: Zhou, S., Xu, R., He, F., Zhou, J., Wang, Y., Zhou, J., ... &amp; Zhou, W. (2016). Diversity of gut microbiota metabolic pathways in 10 pairs of Chinese infant twins. PLoS One, 11(9), e0161627. <text:a xlink:type="simple" xlink:href="https://doi.org/10.1371/journal.pone.0161627" text:style-name="Internet_20_link" text:visited-style-name="Visited_20_Internet_20_Link">https://doi.org/10.1371/journal.pone.0161627</text:a></text:p>
          <text:p text:style-name="P15"/>
        </text:list-item>
        <text:list-item>
          <text:p text:style-name="P16"><text:span text:style-name="T4">Description</text:span>: </text:p>
          <text:list>
            <text:list-item>
              <text:p text:style-name="P16"><text:span text:style-name="T1">Tipo Dataset</text:span>: Poblacional</text:p>
            </text:list-item>
            <text:list-item>
              <text:p text:style-name="P17"><text:span text:style-name="T1">Estado Individuos</text:span>: <text:span text:style-name="T14">Healthy</text:span></text:p>
            </text:list-item>
            <text:list-item>
              <text:p text:style-name="P16"><text:span text:style-name="T1">Antes Filtros</text:span>:</text:p>
              <text:list>
                <text:list-item>
                  <text:p text:style-name="P16"><text:span text:style-name="T1">N.º Muestras=Nº Individuos</text:span>: Si (<text:span text:style-name="T14">26</text:span> muestras/ <text:span text:style-name="T14">19</text:span> individuos).</text:p>
                </text:list-item>
                <text:list-item>
                  <text:p text:style-name="P16"><text:span text:style-name="T5">N.º FASTQs=N.º SampleAccessions</text:span>: Si (<text:span text:style-name="T14">26</text:span> PAIRED/ <text:span text:style-name="T14">19</text:span> SampleAccessions).</text:p>
                </text:list-item>
              </text:list>
            </text:list-item>
            <text:list-item>
              <text:p text:style-name="P19">Después Filtros <text:span text:style-name="T12">(</text:span><text:span text:style-name="T7">habría que filtrar</text:span><text:span text:style-name="T8"> </text:span><text:span text:style-name="T10">los gemelos que superen los 36 meses, es decir, los tres años</text:span><text:span text:style-name="T9">)</text:span>:</text:p>
              <text:list>
                <text:list-item>
                  <text:p text:style-name="P18"><text:span text:style-name="T1">N.º Muestras=Nº Individuos</text:span>: Si (<text:span text:style-name="T14">15</text:span> muestras/ <text:span text:style-name="T14">9</text:span> individuos).</text:p>
                </text:list-item>
                <text:list-item>
                  <text:p text:style-name="P18"><text:span text:style-name="T5">N.º FASTQs=N.º SampleAccessions</text:span><text:span text:style-name="T1">: Si (</text:span><text:span text:style-name="T3">15</text:span><text:span text:style-name="T1"> PAIRED/</text:span><text:span text:style-name="T2"> </text:span><text:span text:style-name="T3">9</text:span><text:span text:style-name="T1"> SampleAccessions).</text:span></text:p>
                </text:list-item>
              </text:list>
            </text:list-item>
            <text:list-item>
              <text:p text:style-name="P20">Particularidades Procesado: No. </text:p>
            </text:list-item>
          </text:list>
        </text:list-item>
      </text:list>
      <text:p text:style-name="P5"/>
      <text:p text:style-name="P5"><text:span text:style-name="T14">En este estudio se utilizaron </text:span>10 pares de gemelos chinos <text:span text:style-name="T14">sanos</text:span>, cuyas edades oscilaban entre los 5 meses y los 6 años.</text:p>
      <text:p text:style-name="P12"/>
      <text:p text:style-name="P13"><text:span text:style-name="T15">L</text:span><text:span text:style-name="T17">as muestras </text:span><text:span text:style-name="T15">Twins-6A, Twins-7A, Twins-7B, Twins-8B, Twins-9B </text:span><text:span text:style-name="T17">y</text:span><text:span text:style-name="T15"> Twins-10B se encuentran repetidas bajo el mismo accession de muestra. </text:span><text:span text:style-name="T17">E</text:span><text:span text:style-name="T16">n la publicación no dicen nada de réplicas técnicas </text:span><text:span text:style-name="T17">y viendo los recuentos de las lecturas (en gb), tampoco pudimos sacar una conclusión de que habían hecho con esas muestras. Las que eran únicas los recuentos de los metadatos coincidían a la perfección con los de ENA. </text:span><text:span text:style-name="T19">En el metadata de la publicación aparecía el gemelo Twins-8A, sin embargo, en el default de ENA no estaba presente, por lo que no se pudo incluir en el análisis.</text:span></text:p>
      <text:p text:style-name="P9"/>
      <text:p text:style-name="P9"><text:span text:style-name="T17">AL FINAL DECIDIMOS</text:span><text:span text:style-name="T15"> </text:span><text:span text:style-name="T17">TRATAR ESAS MUESTRAS CONJUNTAMENTE, POR LO QUE HABRÍA QUE</text:span> JUNTAR LOS FASTQS.</text:p>
      <text:p text:style-name="P21"/>
      <text:p text:style-name="P6"/>
      <text:p text:style-name="P2"><text:span text:style-name="T6">Script CHECK</text:span>:</text:p>
      <text:p text:style-name="P2"/>
      <text:p text:style-name="P10">Run Stats Pre-filter:</text:p>
      <text:p text:style-name="P7"/>
      <text:p text:style-name="P7">1) Number of run_accessions: 26</text:p>
      <text:p text:style-name="P7">2) Number of unique sample_accessions: 19</text:p>
      <text:p text:style-name="P7">3) Number of unique sample_aliases: 19</text:p>
      <text:p text:style-name="P7">4) Appearances per scientific_name(tax_id):</text:p>
      <text:p text:style-name="P7"><text:s text:c="9"/>unique_values <text:s/>counts</text:p>
      <text:p text:style-name="P7">gut metagenome(749906) <text:s text:c="5"/>26</text:p>
      <text:p text:style-name="P7">5) Appearances per instrument_model(instrument_platform):</text:p>
      <text:p text:style-name="P7"><text:s text:c="16"/>unique_values <text:s/>counts</text:p>
      <text:p text:style-name="P7">Illumina HiSeq 4000(ILLUMINA) <text:s text:c="5"/>26</text:p>
      <text:p text:style-name="P7">6) Appearances per library_layout:</text:p>
      <text:p text:style-name="P7">unique_values <text:s/>counts</text:p>
      <text:p text:style-name="P7"><text:s text:c="7"/>PAIRED <text:s text:c="5"/>26</text:p>
      <text:p text:style-name="P7">7) Appearances per library_strategy+library_source:</text:p>
      <text:p text:style-name="P7"><text:s text:c="2"/>unique_values <text:s/>counts</text:p>
      <text:p text:style-name="P8"><text:soft-page-break/>WGS+METAGENOMIC <text:s text:c="5"/>26</text:p>
      <text:p text:style-name="P7"/>
      <text:p text:style-name="P7"/>
      <text:p text:style-name="P10">Run Stats Post-filter:</text:p>
      <text:p text:style-name="P7"/>
      <text:p text:style-name="P7">1) Number of run_accessions: 15</text:p>
      <text:p text:style-name="P7">2) Number of unique sample_accessions: 9</text:p>
      <text:p text:style-name="P7">3) Number of unique sample_aliases: 9</text:p>
      <text:p text:style-name="P7">4) Appearances per scientific_name(tax_id):</text:p>
      <text:p text:style-name="P7"><text:s text:c="9"/>unique_values <text:s/>counts</text:p>
      <text:p text:style-name="P7">gut metagenome(749906) <text:s text:c="5"/>15</text:p>
      <text:p text:style-name="P7">5) Appearances per instrument_model(instrument_platform):</text:p>
      <text:p text:style-name="P7"><text:s text:c="16"/>unique_values <text:s/>counts</text:p>
      <text:p text:style-name="P7">Illumina HiSeq 4000(ILLUMINA) <text:s text:c="5"/>15</text:p>
      <text:p text:style-name="P7">6) Appearances per library_layout:</text:p>
      <text:p text:style-name="P7">unique_values <text:s/>counts</text:p>
      <text:p text:style-name="P7"><text:s text:c="7"/>PAIRED <text:s text:c="5"/>15</text:p>
      <text:p text:style-name="P7">7) Appearances per library_strategy+library_source:</text:p>
      <text:p text:style-name="P7"><text:s text:c="2"/>unique_values <text:s/>counts</text:p>
      <text:p text:style-name="P8">WGS+METAGENOMIC <text:s text:c="5"/>1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3-21T12:56:29.450776573</dc:date>
    <meta:editing-duration>PT7H47M47S</meta:editing-duration>
    <meta:editing-cycles>19</meta:editing-cycles>
    <meta:document-statistic meta:table-count="0" meta:image-count="0" meta:object-count="0" meta:page-count="2" meta:paragraph-count="50" meta:word-count="359" meta:character-count="2625" meta:non-whitespace-character-count="2208"/>
  </office:meta>
</office:document-meta>
</file>